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ulff_land">
            <text:p>Wulff_land</text:p>
          </table:table-cell>
          <table:table-cell office:value-type="string" office:value="radiocarbon">
            <text:p>radiocarbon</text:p>
          </table:table-cell>
          <table:table-cell office:value-type="string" office:value="K-4373">
            <text:p>K-4373</text:p>
          </table:table-cell>
          <table:table-cell office:value-type="float" office:value="82.417">
            <text:p>82.417</text:p>
          </table:table-cell>
          <table:table-cell office:value-type="float" office:value="-50.517">
            <text:p>-50.517</text:p>
          </table:table-cell>
          <table:table-cell office:value-type="float" office:value="7187.0">
            <text:p>7187.0</text:p>
          </table:table-cell>
          <table:table-cell office:value-type="float" office:value="110.0">
            <text:p>110.0</text:p>
          </table:table-cell>
          <table:table-cell office:value-type="string" office:value="Arca glacialis, Hiatella arctica, Mya truncata">
            <text:p>Arca glacialis, 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Wulff_land">
            <text:p>Wulff_land</text:p>
          </table:table-cell>
          <table:table-cell office:value-type="string" office:value="radiocarbon">
            <text:p>radiocarbon</text:p>
          </table:table-cell>
          <table:table-cell office:value-type="string" office:value="K-4374">
            <text:p>K-4374</text:p>
          </table:table-cell>
          <table:table-cell office:value-type="float" office:value="82.1">
            <text:p>82.1</text:p>
          </table:table-cell>
          <table:table-cell office:value-type="float" office:value="-48.583">
            <text:p>-48.583</text:p>
          </table:table-cell>
          <table:table-cell office:value-type="float" office:value="8407.0">
            <text:p>8407.0</text:p>
          </table:table-cell>
          <table:table-cell office:value-type="float" office:value="119.0">
            <text:p>11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Wulff_land">
            <text:p>Wulff_land</text:p>
          </table:table-cell>
          <table:table-cell office:value-type="string" office:value="radiocarbon">
            <text:p>radiocarbon</text:p>
          </table:table-cell>
          <table:table-cell office:value-type="string" office:value="K-4381">
            <text:p>K-4381</text:p>
          </table:table-cell>
          <table:table-cell office:value-type="float" office:value="81.833">
            <text:p>81.833</text:p>
          </table:table-cell>
          <table:table-cell office:value-type="float" office:value="-46.933">
            <text:p>-46.933</text:p>
          </table:table-cell>
          <table:table-cell office:value-type="float" office:value="5587.0">
            <text:p>5587.0</text:p>
          </table:table-cell>
          <table:table-cell office:value-type="float" office:value="96.0">
            <text:p>96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ellyBennike1992,BennikeKelly1987">
            <text:p>KellyBennike1992,BennikeKelly19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